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03dde3" officeooo:paragraph-rsid="0003dde3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3dde3" officeooo:paragraph-rsid="0003dde3" fo:background-color="#ffff00" style:font-weight-asian="normal" style:font-weight-complex="normal"/>
    </style:style>
    <style:style style:name="T1" style:family="text">
      <style:text-properties officeooo:rsid="0003dde3"/>
    </style:style>
    <style:style style:name="T2" style:family="text">
      <style:text-properties style:text-underline-style="solid" style:text-underline-width="auto" style:text-underline-color="font-color" officeooo:rsid="0003dde3"/>
    </style:style>
    <style:style style:name="T3" style:family="text">
      <style:text-properties style:text-underline-style="solid" style:text-underline-width="auto" style:text-underline-color="font-color" fo:font-weight="bold" officeooo:rsid="0003dde3" style:font-weight-asian="bold" style:font-weight-complex="bold"/>
    </style:style>
    <style:style style:name="T4" style:family="text">
      <style:text-properties fo:font-weight="bold" officeooo:rsid="0003dde3" style:font-weight-asian="bold" style:font-weight-complex="bold"/>
    </style:style>
    <style:style style:name="T5" style:family="text">
      <style:text-properties fo:background-color="#ffff00" loext:char-shading-value="0"/>
    </style:style>
    <style:style style:name="T6" style:family="text">
      <style:text-properties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span text:style-name="T3">ZLIB PACKAGES ON HOST</text:span></text:p>
      <text:p text:style-name="P1"/>
      <text:p text:style-name="P3">mahannee@VTA076L:~/packages$ apt-get source zlib</text:p>
      <text:p text:style-name="P2">Reading package lists... Done</text:p>
      <text:p text:style-name="P2">Need to get 380 kB of source archives.</text:p>
      <text:p text:style-name="P2">Get:1 http://in.archive.ubuntu.com/ubuntu xenial/main zlib 1:1.2.8.dfsg-2ubuntu4 (dsc) [2,687 B]</text:p>
      <text:p text:style-name="P2">Get:2 http://in.archive.ubuntu.com/ubuntu xenial/main zlib 1:1.2.8.dfsg-2ubuntu4 (tar) [362 kB]</text:p>
      <text:p text:style-name="P2">Get:3 http://in.archive.ubuntu.com/ubuntu xenial/main zlib 1:1.2.8.dfsg-2ubuntu4 (diff) [15.5 kB]</text:p>
      <text:p text:style-name="P2">Fetched 380 kB in 1s (337 kB/s) </text:p>
      <text:p text:style-name="P2">gpgv: Signature made Sunday 13 September 2015 09:20:57 PM IST using RSA key ID 778FA6F5</text:p>
      <text:p text:style-name="P2">gpgv: Can't check signature: public key not found</text:p>
      <text:p text:style-name="P2">dpkg-source: warning: failed to verify signature on ./zlib_1.2.8.dfsg-2ubuntu4.dsc</text:p>
      <text:p text:style-name="P2">dpkg-source: info: extracting zlib in zlib-1.2.8.dfsg</text:p>
      <text:p text:style-name="P2">dpkg-source: info: unpacking zlib_1.2.8.dfsg.orig.tar.gz</text:p>
      <text:p text:style-name="P2">dpkg-source: info: unpacking zlib_1.2.8.dfsg-2ubuntu4.debian.tar.xz</text:p>
      <text:p text:style-name="P2">dpkg-source: info: applying 0001-Restore-gzflags-symbol-for-ABI-compatibility.patch</text:p>
      <text:p text:style-name="P2">dpkg-source: info: applying cflags-for-minizip</text:p>
      <text:p text:style-name="P2">dpkg-source: info: applying use-dso</text:p>
      <text:p text:style-name="P2">dpkg-source: warning: diff 'zlib-1.2.8.dfsg/debian/patches/use-dso' doesn't contain any patch</text:p>
      <text:p text:style-name="P2">dpkg-source: info: applying use-dso-really</text:p>
      <text:p text:style-name="P2">mahannee@VTA076L:~/packages$ ls</text:p>
      <text:p text:style-name="P2">zlib-1.2.8.dfsg <text:s/>zlib_1.2.8.dfsg-2ubuntu4.debian.tar.xz <text:s/>zlib_1.2.8.dfsg-2ubuntu4.dsc <text:s/>zlib_1.2.8.dfsg.orig.tar.gz</text:p>
      <text:p text:style-name="P2"/>
      <text:p text:style-name="P2"/>
      <text:p text:style-name="P2"/>
      <text:p text:style-name="P2"><text:span text:style-name="T6">mahannee@VTA076L:~/packages/zlib-1.2.8.dfsg$ ./configure</text:span> </text:p>
      <text:p text:style-name="P2">Checking for gcc...</text:p>
      <text:p text:style-name="P2">Checking for shared library support...</text:p>
      <text:p text:style-name="P2">Building shared library libz.so.1.2.8 with gcc.</text:p>
      <text:p text:style-name="P2">Checking for off64_t... Yes.</text:p>
      <text:p text:style-name="P2">Checking for fseeko... Yes.</text:p>
      <text:p text:style-name="P2">Checking for strerror... Yes.</text:p>
      <text:p text:style-name="P2">Checking for unistd.h... Yes.</text:p>
      <text:p text:style-name="P2">Checking for stdarg.h... Yes.</text:p>
      <text:p text:style-name="P2">Checking whether to use vs[n]printf() or s[n]printf()... using vs[n]printf().</text:p>
      <text:p text:style-name="P2">Checking for vsnprintf() in stdio.h... Yes.</text:p>
      <text:p text:style-name="P2">Checking for return value of vsnprintf()... Yes.</text:p>
      <text:p text:style-name="P2">Checking for attribute(visibility) support... Yes.</text:p>
      <text:p text:style-name="P3">mahannee@VTA076L:~/packages/zlib-1.2.8.dfsg$ make -j4</text:p>
      <text:p text:style-name="P2">gcc -O3 <text:s/>-D_LARGEFILE64_SOURCE=1 -DHAVE_HIDDEN -I. -c -o example.o test/example.c</text:p>
      <text:p text:style-name="P2">gcc -O3 <text:s/>-D_LARGEFILE64_SOURCE=1 -DHAVE_HIDDEN <text:s text:c="2"/>-c -o adler32.o adler32.c</text:p>
      <text:p text:style-name="P2">gcc -O3 <text:s/>-D_LARGEFILE64_SOURCE=1 -DHAVE_HIDDEN <text:s text:c="2"/>-c -o crc32.o crc32.c</text:p>
      <text:p text:style-name="P2">gcc -O3 <text:s/>-D_LARGEFILE64_SOURCE=1 -DHAVE_HIDDEN <text:s text:c="2"/>-c -o deflate.o deflate.c</text:p>
      <text:p text:style-name="P2">gcc -O3 <text:s/>-D_LARGEFILE64_SOURCE=1 -DHAVE_HIDDEN <text:s text:c="2"/>-c -o infback.o infback.c</text:p>
      <text:p text:style-name="P2">gcc -O3 <text:s/>-D_LARGEFILE64_SOURCE=1 -DHAVE_HIDDEN <text:s text:c="2"/>-c -o inffast.o inffast.c</text:p>
      <text:p text:style-name="P2">gcc -O3 <text:s/>-D_LARGEFILE64_SOURCE=1 -DHAVE_HIDDEN <text:s text:c="2"/>-c -o inflate.o inflate.c</text:p>
      <text:p text:style-name="P2">gcc -O3 <text:s/>-D_LARGEFILE64_SOURCE=1 -DHAVE_HIDDEN <text:s text:c="2"/>-c -o inftrees.o inftrees.c</text:p>
      <text:p text:style-name="P2">gcc -O3 <text:s/>-D_LARGEFILE64_SOURCE=1 -DHAVE_HIDDEN <text:s text:c="2"/>-c -o trees.o trees.c</text:p>
      <text:p text:style-name="P2">gcc -O3 <text:s/>-D_LARGEFILE64_SOURCE=1 -DHAVE_HIDDEN <text:s text:c="2"/>-c -o zutil.o zutil.c</text:p>
      <text:p text:style-name="P2">gcc -O3 <text:s/>-D_LARGEFILE64_SOURCE=1 -DHAVE_HIDDEN <text:s text:c="2"/>-c -o compress.o compress.c</text:p>
      <text:p text:style-name="P2">gcc -O3 <text:s/>-D_LARGEFILE64_SOURCE=1 -DHAVE_HIDDEN <text:s text:c="2"/>-c -o uncompr.o uncompr.c</text:p>
      <text:p text:style-name="P2"><text:soft-page-break/>gcc -O3 <text:s/>-D_LARGEFILE64_SOURCE=1 -DHAVE_HIDDEN <text:s text:c="2"/>-c -o gzclose.o gzclose.c</text:p>
      <text:p text:style-name="P2">gcc -O3 <text:s/>-D_LARGEFILE64_SOURCE=1 -DHAVE_HIDDEN <text:s text:c="2"/>-c -o gzlib.o gzlib.c</text:p>
      <text:p text:style-name="P2">gcc -O3 <text:s/>-D_LARGEFILE64_SOURCE=1 -DHAVE_HIDDEN <text:s text:c="2"/>-c -o gzread.o gzread.c</text:p>
      <text:p text:style-name="P2">gcc -O3 <text:s/>-D_LARGEFILE64_SOURCE=1 -DHAVE_HIDDEN <text:s text:c="2"/>-c -o gzwrite.o gzwrite.c</text:p>
      <text:p text:style-name="P2">gcc -O3 <text:s/>-D_LARGEFILE64_SOURCE=1 -DHAVE_HIDDEN -I. -c -o minigzip.o test/minigzip.c</text:p>
      <text:p text:style-name="P2">gcc -O3 <text:s/>-fPIC -D_LARGEFILE64_SOURCE=1 -DHAVE_HIDDEN -DPIC -c -o objs/adler32.o adler32.c</text:p>
      <text:p text:style-name="P2">gcc -O3 <text:s/>-fPIC -D_LARGEFILE64_SOURCE=1 -DHAVE_HIDDEN -DPIC -c -o objs/crc32.o crc32.c</text:p>
      <text:p text:style-name="P2">gcc -O3 <text:s/>-fPIC -D_LARGEFILE64_SOURCE=1 -DHAVE_HIDDEN -DPIC -c -o objs/deflate.o deflate.c</text:p>
      <text:p text:style-name="P2">gcc -O3 <text:s/>-fPIC -D_LARGEFILE64_SOURCE=1 -DHAVE_HIDDEN -DPIC -c -o objs/inffast.o inffast.c</text:p>
      <text:p text:style-name="P2">gcc -O3 <text:s/>-fPIC -D_LARGEFILE64_SOURCE=1 -DHAVE_HIDDEN -DPIC -c -o objs/infback.o infback.c</text:p>
      <text:p text:style-name="P2">gcc -O3 <text:s/>-fPIC -D_LARGEFILE64_SOURCE=1 -DHAVE_HIDDEN -DPIC -c -o objs/inflate.o inflate.c</text:p>
      <text:p text:style-name="P2">gcc -O3 <text:s/>-fPIC -D_LARGEFILE64_SOURCE=1 -DHAVE_HIDDEN -DPIC -c -o objs/inftrees.o inftrees.c</text:p>
      <text:p text:style-name="P2">gcc -O3 <text:s/>-fPIC -D_LARGEFILE64_SOURCE=1 -DHAVE_HIDDEN -DPIC -c -o objs/trees.o trees.c</text:p>
      <text:p text:style-name="P2">gcc -O3 <text:s/>-fPIC -D_LARGEFILE64_SOURCE=1 -DHAVE_HIDDEN -DPIC -c -o objs/zutil.o zutil.c</text:p>
      <text:p text:style-name="P2">gcc -O3 <text:s/>-fPIC -D_LARGEFILE64_SOURCE=1 -DHAVE_HIDDEN -DPIC -c -o objs/compress.o compress.c</text:p>
      <text:p text:style-name="P2">gcc -O3 <text:s/>-fPIC -D_LARGEFILE64_SOURCE=1 -DHAVE_HIDDEN -DPIC -c -o objs/uncompr.o uncompr.c</text:p>
      <text:p text:style-name="P2">gcc -O3 <text:s/>-fPIC -D_LARGEFILE64_SOURCE=1 -DHAVE_HIDDEN -DPIC -c -o objs/gzclose.o gzclose.c</text:p>
      <text:p text:style-name="P2">gcc -O3 <text:s/>-fPIC -D_LARGEFILE64_SOURCE=1 -DHAVE_HIDDEN -DPIC -c -o objs/gzlib.o gzlib.c</text:p>
      <text:p text:style-name="P2">gcc -O3 <text:s/>-fPIC -D_LARGEFILE64_SOURCE=1 -DHAVE_HIDDEN -DPIC -c -o objs/gzread.o gzread.c</text:p>
      <text:p text:style-name="P2">gcc -O3 <text:s/>-fPIC -D_LARGEFILE64_SOURCE=1 -DHAVE_HIDDEN -DPIC -c -o objs/gzwrite.o gzwrite.c</text:p>
      <text:p text:style-name="P2">gcc -O3 <text:s/>-D_LARGEFILE64_SOURCE=1 -DHAVE_HIDDEN -I. -D_FILE_OFFSET_BITS=64 -c -o example64.o test/example.c</text:p>
      <text:p text:style-name="P2">gcc -O3 <text:s/>-D_LARGEFILE64_SOURCE=1 -DHAVE_HIDDEN -I. -D_FILE_OFFSET_BITS=64 -c -o minigzip64.o test/minigzip.c</text:p>
      <text:p text:style-name="P2">ar rc libz.a adler32.o crc32.o deflate.o infback.o inffast.o inflate.o inftrees.o trees.o zutil.o compress.o uncompr.o gzclose.o gzlib.o gzread.o gzwrite.o </text:p>
      <text:p text:style-name="P2">gcc -O3 <text:s/>-D_LARGEFILE64_SOURCE=1 -DHAVE_HIDDEN -o example example.o -L. libz.a</text:p>
      <text:p text:style-name="P2">gcc -O3 <text:s/>-D_LARGEFILE64_SOURCE=1 -DHAVE_HIDDEN -o minigzip minigzip.o -L. libz.a</text:p>
      <text:p text:style-name="P2">gcc -shared -Wl,-soname,libz.so.1,--version-script,zlib.map -O3 <text:s/>-fPIC -D_LARGEFILE64_SOURCE=1 -DHAVE_HIDDEN -o libz.so.1.2.8 adler32.lo crc32.lo deflate.lo infback.lo inffast.lo inflate.lo inftrees.lo trees.lo zutil.lo compress.lo uncompr.lo gzclose.lo gzlib.lo gzread.lo gzwrite.lo <text:s/>-lc </text:p>
      <text:p text:style-name="P2">gcc -O3 <text:s/>-D_LARGEFILE64_SOURCE=1 -DHAVE_HIDDEN -o minigzip64 minigzip64.o -L. libz.a</text:p>
      <text:p text:style-name="P2">rm -f libz.so libz.so.1</text:p>
      <text:p text:style-name="P2">ln -s libz.so.1.2.8 libz.so</text:p>
      <text:p text:style-name="P2">ln -s libz.so.1.2.8 libz.so.1</text:p>
      <text:p text:style-name="P2"><text:soft-page-break/>gcc -O3 <text:s/>-D_LARGEFILE64_SOURCE=1 -DHAVE_HIDDEN -o examplesh example.o -L. libz.so.1.2.8</text:p>
      <text:p text:style-name="P2">gcc -O3 <text:s/>-D_LARGEFILE64_SOURCE=1 -DHAVE_HIDDEN -o minigzipsh minigzip.o -L. libz.so.1.2.8</text:p>
      <text:p text:style-name="P2">gcc -O3 <text:s/>-D_LARGEFILE64_SOURCE=1 -DHAVE_HIDDEN -o example64 example64.o -L. libz.a</text:p>
      <text:p text:style-name="P3">mahannee@VTA076L:~/packages/zlib-1.2.8.dfsg$ ls</text:p>
      <text:p text:style-name="P2">adler32.c <text:s text:c="6"/>compress.lo <text:s text:c="3"/>crc32.o <text:s text:c="4"/>example64 <text:s text:c="3"/>gzclose.lo <text:s/>gzread.o <text:s text:c="3"/>inffast.c <text:s text:c="2"/>inflate.o <text:s text:c="3"/>libz.so.1.2.8 <text:s/>minigzipsh <text:s text:c="4"/>trees.c <text:s text:c="4"/>win32 <text:s text:c="11"/>zlib.map</text:p>
      <text:p text:style-name="P2">adler32.lo <text:s text:c="5"/>compress.o <text:s text:c="4"/>debian <text:s text:c="5"/>example64.o <text:s/>gzclose.o <text:s text:c="2"/>gzwrite.c <text:s text:c="2"/>inffast.h <text:s text:c="2"/>inftrees.c <text:s text:c="2"/>Makefile <text:s text:c="6"/>msdos <text:s text:c="9"/>trees.h <text:s text:c="4"/>zconf.h <text:s text:c="9"/>zlib.pc</text:p>
      <text:p text:style-name="P2">adler32.o <text:s text:c="6"/>configure <text:s text:c="5"/>deflate.c <text:s text:c="2"/>example.o <text:s text:c="3"/>gzguts.h <text:s text:c="3"/>gzwrite.lo <text:s/>inffast.lo <text:s/>inftrees.h <text:s text:c="2"/>Makefile.in <text:s text:c="3"/>nintendods <text:s text:c="4"/>trees.lo <text:s text:c="3"/>zconf.h.cmakein <text:s/>zlib.pc.cmakein</text:p>
      <text:p text:style-name="P2">amiga <text:s text:c="10"/>configure.log <text:s/>deflate.h <text:s text:c="2"/>examples <text:s text:c="4"/>gzlib.c <text:s text:c="4"/>gzwrite.o <text:s text:c="2"/>inffast.o <text:s text:c="2"/>inftrees.lo <text:s/>make_vms.com <text:s text:c="2"/>old <text:s text:c="11"/>trees.o <text:s text:c="4"/>zconf.h.in <text:s text:c="6"/>zlib.pc.in</text:p>
      <text:p text:style-name="P2">as400 <text:s text:c="10"/>contrib <text:s text:c="7"/>deflate.lo <text:s/>examplesh <text:s text:c="3"/>gzlib.lo <text:s text:c="3"/>INDEX <text:s text:c="6"/>inffixed.h <text:s/>inftrees.o <text:s text:c="2"/>minigzip <text:s text:c="6"/>qnx <text:s text:c="11"/>uncompr.c <text:s text:c="2"/>zlib2ansi <text:s text:c="7"/>zutil.c</text:p>
      <text:p text:style-name="P2">ChangeLog <text:s text:c="6"/>crc32.c <text:s text:c="7"/>deflate.o <text:s text:c="2"/>FAQ <text:s text:c="9"/>gzlib.o <text:s text:c="4"/>infback.c <text:s text:c="2"/>inflate.c <text:s text:c="2"/>libz.a <text:s text:c="6"/>minigzip64 <text:s text:c="4"/>README <text:s text:c="8"/>uncompr.lo <text:s/>zlib.3 <text:s text:c="10"/>zutil.h</text:p>
      <text:p text:style-name="P2">CMakeLists.txt <text:s/>crc32.h <text:s text:c="7"/>doc <text:s text:c="8"/>files <text:s text:c="7"/>gzread.c <text:s text:c="3"/>infback.lo <text:s/>inflate.h <text:s text:c="2"/>libz.so <text:s text:c="5"/>minigzip64.o <text:s text:c="2"/>test <text:s text:c="10"/>uncompr.o <text:s text:c="2"/>zlib.3.pdf <text:s text:c="6"/>zutil.lo</text:p>
      <text:p text:style-name="P2">compress.c <text:s text:c="5"/>crc32.lo <text:s text:c="6"/>example <text:s text:c="4"/>gzclose.c <text:s text:c="3"/>gzread.lo <text:s text:c="2"/>infback.o <text:s text:c="2"/>inflate.lo <text:s/>libz.so.1 <text:s text:c="3"/>minigzip.o <text:s text:c="4"/>treebuild.xml <text:s/>watcom <text:s text:c="5"/>zlib.h <text:s text:c="10"/>zutil.o</text:p>
      <text:p text:style-name="P3">mahannee@VTA076L:~/packages/zlib-1.2.8.dfsg$ make check</text:p>
      <text:p text:style-name="P2">hello world</text:p>
      <text:p text:style-name="P2">zlib version 1.2.8 = 0x1280, compile flags = 0xa9</text:p>
      <text:p text:style-name="P2">uncompress(): hello, hello!</text:p>
      <text:p text:style-name="P2">gzread(): hello, hello!</text:p>
      <text:p text:style-name="P2">gzgets() after gzseek: <text:s/>hello!</text:p>
      <text:p text:style-name="P2">inflate(): hello, hello!</text:p>
      <text:p text:style-name="P2">large_inflate(): OK</text:p>
      <text:p text:style-name="P2">after inflateSync(): hello, hello!</text:p>
      <text:p text:style-name="P2">inflate with dictionary: hello, hello!</text:p>
      <text:p text:style-name="P2"><text:tab/><text:tab/>*** zlib test OK ***</text:p>
      <text:p text:style-name="P2">hello world</text:p>
      <text:p text:style-name="P2">zlib version 1.2.8 = 0x1280, compile flags = 0xa9</text:p>
      <text:p text:style-name="P2">uncompress(): hello, hello!</text:p>
      <text:p text:style-name="P2">gzread(): hello, hello!</text:p>
      <text:p text:style-name="P2">gzgets() after gzseek: <text:s/>hello!</text:p>
      <text:p text:style-name="P2">inflate(): hello, hello!</text:p>
      <text:p text:style-name="P2">large_inflate(): OK</text:p>
      <text:p text:style-name="P2">after inflateSync(): hello, hello!</text:p>
      <text:p text:style-name="P2">inflate with dictionary: hello, hello!</text:p>
      <text:p text:style-name="P2"><text:tab/><text:tab/>*** zlib shared test OK ***</text:p>
      <text:p text:style-name="P2">hello world</text:p>
      <text:p text:style-name="P2">zlib version 1.2.8 = 0x1280, compile flags = 0xa9</text:p>
      <text:p text:style-name="P2">uncompress(): hello, hello!</text:p>
      <text:p text:style-name="P2">gzread(): hello, hello!</text:p>
      <text:p text:style-name="P2">gzgets() after gzseek: <text:s/>hello!</text:p>
      <text:p text:style-name="P2">inflate(): hello, hello!</text:p>
      <text:p text:style-name="P2">large_inflate(): OK</text:p>
      <text:p text:style-name="P2">after inflateSync(): hello, hello!</text:p>
      <text:p text:style-name="P2"><text:soft-page-break/>inflate with dictionary: hello, hello!</text:p>
      <text:p text:style-name="P2"><text:tab/><text:tab/>*** zlib 64-bit test OK ***</text:p>
      <text:p text:style-name="P2">mahannee@VTA076L:~/packages/zlib-1.2.8.dfsg$ dpk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1:13:01.081166070</meta:creation-date>
    <dc:date>2019-05-08T12:55:53.351232304</dc:date>
    <meta:editing-duration>PT1H32M42S</meta:editing-duration>
    <meta:editing-cycles>1</meta:editing-cycles>
    <meta:document-statistic meta:table-count="0" meta:image-count="0" meta:object-count="0" meta:page-count="4" meta:paragraph-count="121" meta:word-count="843" meta:character-count="8067" meta:non-whitespace-character-count="6856"/>
    <meta:generator>LibreOffice/5.1.6.2$Linux_X86_64 LibreOffice_project/10m0$Build-2</meta:generator>
  </office:meta>
</office:document-meta>
</file>